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fo:background-color="#ffff00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List_20_Paragraph" style:list-style-name="WWNum2"/>
    <style:style style:name="P4" style:family="paragraph" style:parent-style-name="List_20_Paragraph" style:list-style-name="WWNum2">
      <style:text-properties fo:background-color="#ffff00"/>
    </style:style>
    <style:style style:name="P5" style:family="paragraph" style:parent-style-name="List_20_Paragraph" style:list-style-name="">
      <style:paragraph-properties fo:margin-top="0.494cm" fo:margin-bottom="0.494cm" style:contextual-spacing="true"/>
      <style:text-properties style:font-name="Times New Roman" fo:font-size="14pt" style:font-name-asian="Times New Roman1" style:font-size-asian="14pt" style:language-asian="pt" style:country-asian="BR" style:font-name-complex="Times New Roman1" style:font-size-complex="14pt"/>
    </style:style>
    <style:style style:name="P6" style:family="paragraph" style:parent-style-name="List_20_Paragraph" style:list-style-name="WWNum1">
      <style:paragraph-properties fo:margin-top="0.494cm" fo:margin-bottom="0.494cm" style:contextual-spacing="true"/>
      <style:text-properties fo:background-color="#ffff00"/>
    </style:style>
    <style:style style:name="P7" style:family="paragraph" style:parent-style-name="Normal_20__28_Web_29_">
      <style:paragraph-properties fo:margin-top="0.494cm" fo:margin-bottom="0.494cm" style:contextual-spacing="false"/>
    </style:style>
    <style:style style:name="P8" style:family="paragraph" style:parent-style-name="Normal_20__28_Web_29_">
      <style:paragraph-properties fo:margin-top="0.494cm" fo:margin-bottom="0.494cm" style:contextual-spacing="false"/>
      <style:text-properties fo:background-color="#ffff00"/>
    </style:style>
    <style:style style:name="P9" style:family="paragraph" style:parent-style-name="Standard" style:list-style-name="">
      <style:paragraph-properties fo:margin-top="0.494cm" fo:margin-bottom="0.494cm" style:contextual-spacing="false"/>
    </style:style>
    <style:style style:name="P10" style:family="paragraph" style:parent-style-name="Standard" style:list-style-name="">
      <style:paragraph-properties fo:margin-top="0.494cm" fo:margin-bottom="0.494cm" style:contextual-spacing="false"/>
      <style:text-properties style:font-name="Times New Roman" fo:font-size="14pt" fo:font-weight="bold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P11" style:family="paragraph" style:parent-style-name="Standard" style:list-style-name="">
      <style:paragraph-properties fo:margin-top="0.494cm" fo:margin-bottom="0.494cm" style:contextual-spacing="false"/>
      <style:text-properties fo:background-color="#ffff00"/>
    </style:style>
    <style:style style:name="P12" style:family="paragraph" style:parent-style-name="Standard" style:list-style-name="">
      <style:paragraph-properties fo:margin-top="0cm" fo:margin-bottom="0.494cm" style:contextual-spacing="false"/>
      <style:text-properties fo:background-color="#ffff00"/>
    </style:style>
    <style:style style:name="P13" style:family="paragraph" style:parent-style-name="Standard">
      <style:paragraph-properties fo:margin-left="0cm" fo:margin-right="0cm" fo:text-indent="1.249cm" style:auto-text-indent="false"/>
    </style:style>
    <style:style style:name="T1" style:family="text">
      <style:text-properties fo:color="#ff0000" loext:opacity="100%"/>
    </style:style>
    <style:style style:name="T2" style:family="text">
      <style:text-properties fo:font-weight="bold" style:font-name-asian="Times New Roman1" style:language-asian="pt" style:country-asian="BR" style:font-weight-asian="bold" style:font-name-complex="Calibri Light1" style:font-weight-complex="bold"/>
    </style:style>
    <style:style style:name="T3" style:family="text">
      <style:text-properties style:font-name-asian="Times New Roman1" style:language-asian="pt" style:country-asian="BR" style:font-name-complex="Calibri Light1"/>
    </style:style>
    <style:style style:name="T4" style:family="text">
      <style:text-properties style:font-name="Times New Roman" fo:font-size="14pt" style:font-name-asian="Times New Roman1" style:font-size-asian="14pt" style:language-asian="pt" style:country-asian="BR" style:font-name-complex="Times New Roman1" style:font-size-complex="14pt"/>
    </style:style>
    <style:style style:name="T5" style:family="text">
      <style:text-properties style:font-name="Times New Roman" fo:font-size="14pt" fo:background-color="#ffff00" loext:char-shading-value="0" style:font-name-asian="Times New Roman1" style:font-size-asian="14pt" style:language-asian="pt" style:country-asian="BR" style:font-name-complex="Times New Roman1" style:font-size-complex="14pt"/>
    </style:style>
    <style:style style:name="T6" style:family="text">
      <style:text-properties style:font-name="Times New Roman" fo:font-size="14pt" fo:background-color="#ffff00" loext:char-shading-value="0" style:font-name-asian="Times New Roman1" style:font-size-asian="14pt" style:language-asian="pt" style:country-asian="BR" style:font-name-complex="Times New Roman1" style:font-size-complex="14pt"/>
    </style:style>
    <style:style style:name="T7" style:family="text"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T8" style:family="text">
      <style:text-properties style:font-name-asian="F"/>
    </style:style>
    <style:style style:name="T9" style:family="text">
      <style:text-properties fo:color="#0000ff" loext:opacity="100%" style:font-name="Times New Roman" fo:font-size="12pt" style:text-underline-style="solid" style:text-underline-width="auto" style:text-underline-color="font-color" style:font-name-asian="Times New Roman1" style:font-size-asian="12pt" style:language-asian="pt" style:country-asian="BR" style:font-name-complex="Times New Roman1" style:font-size-complex="12pt"/>
    </style:style>
    <style:style style:name="T10" style:family="text">
      <style:text-properties fo:font-size="12pt" style:font-size-asian="12pt" style:font-name-complex="Calibri1" style:font-size-complex="12pt"/>
    </style:style>
    <style:style style:name="T11" style:family="text">
      <style:text-properties fo:font-size="12pt" style:font-name-asian="Times New Roman1" style:font-size-asian="12pt" style:language-asian="pt" style:country-asian="BR" style:font-name-complex="Calibri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Observações: alterar o email.</text:h>
      <text:p text:style-name="Standard"/>
      <text:list xml:id="list862064426" text:style-name="WWNum2">
        <text:list-item>
          <text:p text:style-name="P3">Página inicial com destaques atuais (capa do jornal)</text:p>
        </text:list-item>
        <text:list-item>
          <text:p text:style-name="P4">No lugar “Home” colocar “Instituição” (tirar do final das abas)</text:p>
        </text:list-item>
        <text:list-item>
          <text:p text:style-name="P3">Colocar uma aba Atividades do Ita (trocar a aba “Cursos” por Atividades – onde teria a programação do ano (agenda). </text:p>
        </text:list-item>
        <text:list-item>
          <text:p text:style-name="P3"/>
        </text:list-item>
      </text:list>
      <text:h text:style-name="Heading_20_1" text:outline-level="1"><text:s/></text:h>
      <text:h text:style-name="Heading_20_1" text:outline-level="1">As abas:</text:h>
      <text:h text:style-name="Heading_20_1" text:outline-level="1">Aba1 - Instituição </text:h>
      <text:p text:style-name="P7">O Instituto Acolher - ITA é a realização do sonho e do esforço de um grupo de psicólogos, psicanalistas e religiosos, que há <text:span text:style-name="T1">21 </text:span>anos dedicam-se a assistência psicológica e espiritual a religiosos, sacerdotes e leigos engajados na Igreja.</text:p>
      <text:p text:style-name="P7">Uma prática que começou no ano 2000 e foi se enriquecendo por meio de intercâmbios com instituições internacionais semelhantes.</text:p>
      <text:p text:style-name="P7">Hoje temos uma série de programas voltados para o acompanhamento psicológico e psicoespiritual do clero e da vida consagrada no Brasil. No nosso trabalho contamos com o auxílio de psiquiatras e médicos.</text:p>
      <text:p text:style-name="P7">Com zelo e seriedade, buscamos constantemente aprimorar os seus serviços. A atualização continuada dos profissionais do nosso corpo clínico é um dos parâmetros de excelência do Instituto.</text:p>
      <text:p text:style-name="P7">O objetivo principal do ITA abrange, além da psicoterapia e aconselhamento, outras atividades, tais como prestação de assessorias e formação. Além disto, nos propomos a organizar e supervisionar atividades destinadas à formação de seus próprios membros e de outros profissionais interessados em seu aprimoramento técnico-profissional e teórico. </text:p>
      <text:p text:style-name="P7">Pretendemos contribuir para o desenvolvimento de estudos e pesquisas nas áreas de sua atuação, almejando criar no Brasil um espaço qualificado para o aprofundamento das questões psicológicas pertinentes ao público-alvo do Instituto.</text:p>
      <text:p text:style-name="P7">O Instituto Acolher – ITA é autônomo, mas guarda relações com a Igreja Católica e seus organismos, (dentro do que estabelecem) obedecendo os códigos de ética que presidem as atividades do psicólogo e do religioso no seio da sociedade. </text:p>
      <text:h text:style-name="Heading_20_1" text:outline-level="1"/>
      <text:h text:style-name="Heading_20_1" text:outline-level="1">Aba2 –<text:span text:style-name="T2"> </text:span><text:span text:style-name="T3">Serviços</text:span> </text:h>
      <text:list xml:id="list1545280444" text:style-name="WWNum1">
        <text:list-item>
          <text:h text:style-name="P6" text:outline-level="2"><text:span text:style-name="T4">Acolhida: </text:span></text:h>
        </text:list-item>
      </text:list>
      <text:h text:style-name="P11" text:outline-level="2"><text:soft-page-break/><text:span text:style-name="T4">Nessa sessão de escuta clínica é realizado encaminhamento para acompanhamento mais adequado a cada situação. Após as entrevistas preliminares, a pessoa é encaminhada para um terapeuta que passa a assumir a responsabilidade por todo o acompanhamento.</text:span></text:h>
      <text:list xml:id="list115106882292367" text:continue-numbering="true" text:style-name="WWNum1">
        <text:list-item>
          <text:h text:style-name="P6" text:outline-level="2"><text:span text:style-name="T4">Psicodiagnóstico</text:span></text:h>
        </text:list-item>
      </text:list>
      <text:h text:style-name="P11" text:outline-level="2"><text:span text:style-name="T4">É uma avaliação mais apurada, indicada conforme necessidades apresentadas ou demanda espontânea.</text:span></text:h>
      <text:list xml:id="list115105839339515" text:continue-numbering="true" text:style-name="WWNum1">
        <text:list-item>
          <text:h text:style-name="P6" text:outline-level="2"><text:span text:style-name="T4">Psicoterapia Individual</text:span></text:h>
        </text:list-item>
      </text:list>
      <text:h text:style-name="P11" text:outline-level="2"><text:span text:style-name="T4">O atendimento psicoterapêutico é o fio condutor e o objetivo principal das atividades do ITA. Trata-se de um atendimento realizado por um profissional do Instituto, que passa a assumir a responsabilidade por todo o processo psicoterapêutico. É um serviço que tem caráter tanto preventivo e integrativo quanto de intervenção e recuperação. </text:span></text:h>
      <text:h text:style-name="P5" text:outline-level="2"/>
      <text:list xml:id="list115106602697494" text:continue-numbering="true" text:style-name="WWNum1">
        <text:list-item>
          <text:h text:style-name="P6" text:outline-level="2"><text:span text:style-name="T4">Integração Psicoespiritual</text:span></text:h>
        </text:list-item>
      </text:list>
      <text:h text:style-name="P9" text:outline-level="2"><text:span text:style-name="T6">Os aspectos espirituais são essenciais e imprescindíveis no processo terapêutico das pessoas consagradas (religiosas, padres e leigos) que buscam resgatar o sentido da sua vida. Nosso programa de integração psicoespiritual ajuda na avaliação da realização vocacional e na revisão do itinerário espiritual.</text:span><text:span text:style-name="T4"> </text:span></text:h>
      <text:list xml:id="list115105985708743" text:continue-numbering="true" text:style-name="WWNum1">
        <text:list-item>
          <text:h text:style-name="P6" text:outline-level="2"><text:span text:style-name="T4">Psicoterapia Grupal</text:span></text:h>
        </text:list-item>
      </text:list>
      <text:h text:style-name="P11" text:outline-level="2"><text:span text:style-name="T4">É uma opção bastante significativa para pessoas que vivem em comunidades e/ou trabalham com grupos (pastorais, paroquiais, educacionais e outros). A experiência de grupoterapia amplia a compreensão dos fenômenos da intersubjetividade dentro e fora do espaço terapêutico. O objetivo é que o investimento na compreensão dos aspectos tanto internos, como interpessoais e transsubjetivos promovam melhoria nos vínculos comunitários.</text:span></text:h>
      <text:h text:style-name="P5" text:outline-level="2"/>
      <text:list xml:id="list115106081328993" text:continue-numbering="true" text:style-name="WWNum1">
        <text:list-item>
          <text:h text:style-name="P6" text:outline-level="2"><text:span text:style-name="T4">Avaliação do perfil dos vocacionados</text:span></text:h>
        </text:list-item>
      </text:list>
      <text:h text:style-name="P9" text:outline-level="2"><text:span text:style-name="T6">Realizamos um programa integrado de avaliação psicológica, saúde mental e maturidade espiritual para candidatos ao sacerdócio, vida religiosa, diaconato permanente e comunidades de vida.</text:span><text:span text:style-name="T4"> </text:span></text:h>
      <text:list xml:id="list115106784212411" text:continue-numbering="true" text:style-name="WWNum1">
        <text:list-item>
          <text:h text:style-name="P6" text:outline-level="2"><text:soft-page-break/><text:span text:style-name="T4">Grupo de reflexão para formadores</text:span></text:h>
        </text:list-item>
      </text:list>
      <text:h text:style-name="P12" text:outline-level="2"><text:span text:style-name="T4">Auxiliamos os formadores com objetivo de refletir as tensões e </text:span><text:span text:style-name="T4"><office:annotation office:name="__Annotation__98_2645286607" loext:resolved="false"><dc:creator>Wojciech Mittelstaedt</dc:creator><dc:date>2021-11-09T14:38:00</dc:date><meta:creator-initials>WM</meta:creator-initials><text:p/></office:annotation></text:span><text:span text:style-name="T4">angústias</text:span><office:annotation-end office:name="__Annotation__98_2645286607"/><text:span text:style-name="T4"> oriundas do oficio.</text:span></text:h>
      <text:list xml:id="list115107365575355" text:continue-numbering="true" text:style-name="WWNum1">
        <text:list-item>
          <text:h text:style-name="P6" text:outline-level="2"><text:span text:style-name="T4">Grupos de estudo</text:span></text:h>
        </text:list-item>
      </text:list>
      <text:h text:style-name="P11" text:outline-level="2"><text:span text:style-name="T4">Oferecemos auxilio no aperfeiçoamento e atualização dos conhecimentos referentes ao acompanhamento psicológico na formação seminarística e da psicoterapia dos religiosos.</text:span></text:h>
      <text:list xml:id="list115107614159892" text:continue-numbering="true" text:style-name="WWNum1">
        <text:list-item>
          <text:h text:style-name="P6" text:outline-level="2"><text:span text:style-name="T4">Supervisão</text:span></text:h>
        </text:list-item>
      </text:list>
      <text:h text:style-name="P11" text:outline-level="2"><text:span text:style-name="T4">Orientação especializada para o aprimoramento do exercício profissional</text:span> <text:span text:style-name="T4">na psicoterapia dos religiosos.</text:span></text:h>
      <text:list xml:id="list115106588728511" text:continue-numbering="true" text:style-name="WWNum1">
        <text:list-item>
          <text:h text:style-name="P6" text:outline-level="2"><text:span text:style-name="T4">Cursos e Assessorias</text:span></text:h>
        </text:list-item>
      </text:list>
      <text:h text:style-name="P11" text:outline-level="2"><text:span text:style-name="T4">Organizamos vários cursos rápidos sobre temas referentes à psicologia da Vida Religiosa e Sacerdotal. Sempre de acordo com as necessidades e demandas dos vários setores da Igreja, tendo como público-alvo os superiores/as e coordenadores/as de comunidades religiosas; os Formadores/as à Vida Religiosa e ao Serviço Presbiteral; bem como, aos formandos/as e demais interessados. </text:span></text:h>
      <text:h text:style-name="P11" text:outline-level="2"><text:span text:style-name="T4">Nossos cursos, assessorias e orientações também podem ser organizados de acordo com necessidades específicas das instituições, religiosas ou não. São atividades direcionadas para atender às demandas próprias de cada grupo. </text:span></text:h>
      <text:h text:style-name="Heading_20_1" text:outline-level="1">Aba 3 - A<text:bookmark-start text:name="_Hlk88588375"/>tivid<text:bookmark-end text:name="_Hlk88588375"/>ades</text:h>
      <text:p text:style-name="Standard"/>
      <text:p text:style-name="Standard">(Agenda atual )</text:p>
      <text:p text:style-name="Standard">Cursos</text:p>
      <text:p text:style-name="Standard">Bate papos</text:p>
      <text:p text:style-name="Standard">Grupos de discussão</text:p>
      <text:p text:style-name="Standard">Encontros</text:p>
      <text:p text:style-name="Standard"/>
      <text:p text:style-name="Standard">Atividades anteriores </text:p>
      <text:p text:style-name="P13">(anos anteriores – 2018, 2019, 2020)</text:p>
      <text:h text:style-name="P9" text:outline-level="2">Atividades internas</text:h>
      <text:h text:style-name="Heading_20_1" text:outline-level="1"><text:bookmark-start text:name="_Hlk88587914"/>Aba <text:bookmark-end text:name="_Hlk88587914"/>4 – Artigos(?) </text:h>
      <text:p text:style-name="Standard"><text:tab/>Estudos</text:p>
      <text:p text:style-name="Standard"><text:tab/>Reflexões</text:p>
      <text:p text:style-name="P13"><text:soft-page-break/>Link’s </text:p>
      <text:p text:style-name="P13"/>
      <text:h text:style-name="Heading_20_1" text:outline-level="1">Aba 5 – Membros</text:h>
      <text:p text:style-name="Standard"><text:tab/>(Lista de membros atuais)</text:p>
      <text:p text:style-name="Standard"><text:tab/></text:p>
      <text:p text:style-name="Standard"><text:tab/>Que já passou pelo ITA</text:p>
      <text:p text:style-name="Standard"/>
      <text:h text:style-name="P1" text:outline-level="1">Aba 6 – Associados </text:h>
      <text:p text:style-name="P8">Estamos abertos para trabalhar juntos com as pessoas interessadas, que apresentam afinidade com os nossos projetos.</text:p>
      <text:p text:style-name="P8">Procuramos profissionais na área da psicologia, saúde mental e espiritualidade, que também dedicam-se ao atendimento aos sacerdotes e pessoas consagradas para criar uma rede de cooperação e troca de experiências.</text:p>
      <text:p text:style-name="P8">Os nossos Associados, pagando uma taxa anual, têm direto aos descontos nas atividades do ITA ao longo do ano e podem contar com nosso auxílio na execução do seu ofício profissional.</text:p>
      <text:p text:style-name="P8">Como recebemos muitos pedidos de ajuda de diferentes regiões do Brasil, a nossa base de dados dos Associados vai servir como referência para eventuais indicações de serviços profissionais.</text:p>
      <text:p text:style-name="P8">Seja nosso Associado!!!</text:p>
      <text:p text:style-name="P8">Para mais informações, entre em contato com Instituto Acolher pelos nossos canais de comunicação.</text:p>
      <text:p text:style-name="P7"/>
      <text:p text:style-name="P7">Conheça <text:a xlink:type="simple" xlink:href="https://institutoacolher.github.io/site/servicos.html" text:style-name="Internet_20_link" text:visited-style-name="Visited_20_Internet_20_Link"><text:span text:style-name="Internet_20_link"><text:span text:style-name="T8">nossos serviços</text:span></text:span></text:a>.</text:p>
      <text:p text:style-name="P7">...</text:p>
      <text:p text:style-name="Standard"><text:span text:style-name="T7"> <text:s/></text:span><text:a xlink:type="simple" xlink:href="https://institutoacolher.github.io/site/localizacao.html" text:style-name="Default_20_Style" text:visited-style-name="Default_20_Style"><text:span text:style-name="T9">Ver no mapa</text:span></text:a><text:span text:style-name="T7"> </text:span></text:p>
      <text:p text:style-name="Standard"><text:span text:style-name="T7"> <text:s/>Rua Prof. José Cucé, 125, 04055-070<text:line-break/>Saúde - São Paulo/SP </text:span></text:p>
      <text:p text:style-name="Standard"><text:span text:style-name="T7"> <text:s/>Tel. fixo: </text:span><text:a xlink:type="simple" xlink:href="tel:(11)%204371-0935" text:style-name="Default_20_Style" text:visited-style-name="Default_20_Style"><text:span text:style-name="T9">(11) 4371-0935</text:span></text:a><text:span text:style-name="T7"> </text:span></text:p>
      <text:p text:style-name="Standard"><text:span text:style-name="T7"> <text:s/>Whats app: </text:span><text:a xlink:type="simple" xlink:href="https://api.whatsapp.com/send?phone=5511945227267&amp;text=Ol%C3%A1%2C%20vamos%20conversar" text:style-name="Default_20_Style" text:visited-style-name="Default_20_Style"><text:span text:style-name="T9">(11) 9 4522-7267</text:span></text:a><text:span text:style-name="T7"> </text:span></text:p>
      <text:p text:style-name="Standard"><text:span text:style-name="T7"> <text:s/></text:span><text:a xlink:type="simple" xlink:href="mailto:acolher_ita@outlook.com" text:style-name="Internet_20_link" text:visited-style-name="Visited_20_Internet_20_Link"><text:span text:style-name="Internet_20_link"><text:span text:style-name="T7">acolher_ita@outlook.com</text:span></text:span></text:a></text:p>
      <text:p text:style-name="Standard"><text:span text:style-name="T7"> <text:s/>Secretaria: </text:span><text:span text:style-name="T10">De segunda à quinta-feira</text:span><text:span text:style-name="T11"> Das 9h às 17h</text:span><text:span text:style-name="T7"> <text:s/></text:span> <text:s/></text:p>
      <text:h text:style-name="P10" text:outline-level="2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har" style:display-name="Título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1_20_Char" style:display-name="Título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3_20_Char" style:display-name="Título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ogradouro" style:family="text" style:parent-style-name="Default_20_Paragraph_20_Font"/>
    <style:style style:name="bairro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nstituto Acolher</meta:initial-creator>
    <meta:editing-cycles>12</meta:editing-cycles>
    <meta:creation-date>2021-10-13T13:11:00</meta:creation-date>
    <dc:date>2021-11-24T11:51:05.266514021</dc:date>
    <meta:editing-duration>PT5H57M26S</meta:editing-duration>
    <meta:generator>LibreOffice/7.0.4.2$Linux_X86_64 LibreOffice_project/00$Build-2</meta:generator>
    <meta:document-statistic meta:table-count="0" meta:image-count="0" meta:object-count="0" meta:page-count="4" meta:paragraph-count="69" meta:word-count="882" meta:character-count="6018" meta:non-whitespace-character-count="5175"/>
    <meta:user-defined meta:name="AppVersion">16.0000</meta:user-defined>
    <meta:template xlink:type="simple" xlink:actuate="onRequest" xlink:title="Normal" xlink:href=""/>
  </office:meta>
</office:document-meta>
</file>